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K=10, cross=3, limit=3000, features=20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ediction accuracy</text:p>
          </table:table-cell>
          <table:table-cell/>
        </table:table-row>
        <table:table-row table:style-name="ro1">
          <table:table-cell office:value-type="string">
            <text:p>Binary non-stemmed</text:p>
          </table:table-cell>
          <table:table-cell office:value-type="float" office:value="0.812625250501">
            <text:p>0.8126252505</text:p>
          </table:table-cell>
          <table:table-cell office:value-type="float" office:value="0.798597194389">
            <text:p>0.7985971944</text:p>
          </table:table-cell>
          <table:table-cell office:value-type="float" office:value="0.807615230461">
            <text:p>0.8076152305</text:p>
          </table:table-cell>
          <table:table-cell office:value-type="float" office:value="0.810621242485">
            <text:p>0.8106212425</text:p>
          </table:table-cell>
          <table:table-cell office:value-type="float" office:value="0.789579158317">
            <text:p>0.7895791583</text:p>
          </table:table-cell>
          <table:table-cell office:value-type="float" office:value="0.816633266533">
            <text:p>0.8166332665</text:p>
          </table:table-cell>
          <table:table-cell office:value-type="float" office:value="0.809619238477">
            <text:p>0.8096192385</text:p>
          </table:table-cell>
          <table:table-cell office:value-type="float" office:value="0.817635270541">
            <text:p>0.8176352705</text:p>
          </table:table-cell>
          <table:table-cell office:value-type="float" office:value="0.806613226453">
            <text:p>0.8066132265</text:p>
          </table:table-cell>
          <table:table-cell office:value-type="float" office:value="0.814629258517">
            <text:p>0.8146292585</text:p>
          </table:table-cell>
          <table:table-cell/>
          <table:table-cell table:formula="of:=([.B4]+[.C4]+[.D4]+[.E4]+[.F4]+[.G4]+[.H4]+[.I4]+[.J4]+[.K4])/10" office:value-type="float" office:value="0.8084168336674">
            <text:p>0.8084168337</text:p>
          </table:table-cell>
          <table:table-cell/>
        </table:table-row>
        <table:table-row table:style-name="ro1">
          <table:table-cell office:value-type="string">
            <text:p>Binary stemmed</text:p>
          </table:table-cell>
          <table:table-cell office:value-type="float" office:value="0.796593186373">
            <text:p>0.7965931864</text:p>
          </table:table-cell>
          <table:table-cell office:value-type="float" office:value="0.807615230461">
            <text:p>0.8076152305</text:p>
          </table:table-cell>
          <table:table-cell office:value-type="float" office:value="0.809619238477">
            <text:p>0.8096192385</text:p>
          </table:table-cell>
          <table:table-cell office:value-type="float" office:value="0.801603206413">
            <text:p>0.8016032064</text:p>
          </table:table-cell>
          <table:table-cell office:value-type="float" office:value="0.797595190381">
            <text:p>0.7975951904</text:p>
          </table:table-cell>
          <table:table-cell office:value-type="float" office:value="0.786573146293">
            <text:p>0.7865731463</text:p>
          </table:table-cell>
          <table:table-cell office:value-type="float" office:value="0.790581162325">
            <text:p>0.7905811623</text:p>
          </table:table-cell>
          <table:table-cell office:value-type="float" office:value="0.805611222445">
            <text:p>0.8056112224</text:p>
          </table:table-cell>
          <table:table-cell office:value-type="float" office:value="0.789579158317">
            <text:p>0.7895791583</text:p>
          </table:table-cell>
          <table:table-cell office:value-type="float" office:value="0.801603206413">
            <text:p>0.8016032064</text:p>
          </table:table-cell>
          <table:table-cell/>
          <table:table-cell table:style-name="ce1" table:formula="of:=([.B5]+[.C5]+[.D5]+[.E5]+[.F5]+[.G5]+[.H5]+[.I5]+[.J5]+[.K5])/10" office:value-type="float" office:value="0.7986973947898">
            <text:p>0.7986973948</text:p>
          </table:table-cell>
          <table:table-cell/>
        </table:table-row>
        <table:table-row table:style-name="ro1">
          <table:table-cell office:value-type="string">
            <text:p>Bag-of-words non-stemmed</text:p>
          </table:table-cell>
          <table:table-cell office:value-type="float" office:value="0.824649298597">
            <text:p>0.8246492986</text:p>
          </table:table-cell>
          <table:table-cell office:value-type="float" office:value="0.814629258517">
            <text:p>0.8146292585</text:p>
          </table:table-cell>
          <table:table-cell office:value-type="float" office:value="0.821643286573">
            <text:p>0.8216432866</text:p>
          </table:table-cell>
          <table:table-cell office:value-type="float" office:value="0.808617234469">
            <text:p>0.8086172345</text:p>
          </table:table-cell>
          <table:table-cell office:value-type="float" office:value="0.818637274549">
            <text:p>0.8186372745</text:p>
          </table:table-cell>
          <table:table-cell office:value-type="float" office:value="0.819639278557">
            <text:p>0.8196392786</text:p>
          </table:table-cell>
          <table:table-cell office:value-type="float" office:value="0.810621242485">
            <text:p>0.8106212425</text:p>
          </table:table-cell>
          <table:table-cell office:value-type="float" office:value="0.817635270541">
            <text:p>0.8176352705</text:p>
          </table:table-cell>
          <table:table-cell office:value-type="float" office:value="0.828657314629">
            <text:p>0.8286573146</text:p>
          </table:table-cell>
          <table:table-cell office:value-type="float" office:value="0.808617234469">
            <text:p>0.8086172345</text:p>
          </table:table-cell>
          <table:table-cell/>
          <table:table-cell table:style-name="ce1" table:formula="of:=([.B6]+[.C6]+[.D6]+[.E6]+[.F6]+[.G6]+[.H6]+[.I6]+[.J6]+[.K6])/10" office:value-type="float" office:value="0.8173346693386">
            <text:p>0.8173346693</text:p>
          </table:table-cell>
          <table:table-cell/>
        </table:table-row>
        <table:table-row table:style-name="ro1">
          <table:table-cell office:value-type="string">
            <text:p>Bag-of-words stemmed</text:p>
          </table:table-cell>
          <table:table-cell office:value-type="float" office:value="0.830661322645">
            <text:p>0.8306613226</text:p>
          </table:table-cell>
          <table:table-cell table:number-columns-repeated="2" office:value-type="float" office:value="0.811623246493">
            <text:p>0.8116232465</text:p>
          </table:table-cell>
          <table:table-cell office:value-type="float" office:value="0.820641282565">
            <text:p>0.8206412826</text:p>
          </table:table-cell>
          <table:table-cell office:value-type="float" office:value="0.839679358717">
            <text:p>0.8396793587</text:p>
          </table:table-cell>
          <table:table-cell office:value-type="float" office:value="0.836673346693">
            <text:p>0.8366733467</text:p>
          </table:table-cell>
          <table:table-cell office:value-type="float" office:value="0.829659318637">
            <text:p>0.8296593186</text:p>
          </table:table-cell>
          <table:table-cell office:value-type="float" office:value="0.824649298597">
            <text:p>0.8246492986</text:p>
          </table:table-cell>
          <table:table-cell office:value-type="float" office:value="0.821643286573">
            <text:p>0.8216432866</text:p>
          </table:table-cell>
          <table:table-cell office:value-type="float" office:value="0.80961938477">
            <text:p>0.8096193848</text:p>
          </table:table-cell>
          <table:table-cell/>
          <table:table-cell table:style-name="ce1" table:formula="of:=([.B7]+[.C7]+[.D7]+[.E7]+[.F7]+[.G7]+[.H7]+[.I7]+[.J7]+[.K7])/10" office:value-type="float" office:value="0.8236473092183">
            <text:p>0.8236473092</text:p>
          </table:table-cell>
          <table:table-cell/>
        </table:table-row>
        <table:table-row table:style-name="ro1" table:number-rows-repeated="17">
          <table:table-cell table:number-columns-repeated="14"/>
        </table:table-row>
        <table:table-row table:style-name="ro1">
          <table:table-cell>
            <draw:frame table:end-cell-address="Sheet1.N47" table:end-x="0.627cm" table:end-y="0.213cm" draw:z-index="1" draw:style-name="gr1" draw:text-style-name="P1" svg:width="16.284cm" svg:height="8.999cm" svg:x="0cm" svg:y="0.261cm">
              <draw:object draw:notify-on-update-of-ranges="Sheet1.A4:Sheet1.A7 Sheet1.M4:Sheet1.M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9">
          <table:table-cell table:number-columns-repeated="14"/>
        </table:table-row>
        <table:table-row table:style-name="ro1">
          <table:table-cell>
            <draw:frame table:end-cell-address="Sheet1.N56" table:end-x="0.627cm" table:end-y="0.373cm" draw:z-index="0" draw:style-name="gr1" draw:text-style-name="P1" svg:width="16.284cm" svg:height="8.999cm" svg:x="0cm" svg:y="0.009cm">
              <draw:object draw:notify-on-update-of-ranges="Sheet1.A4:Sheet1.A7 Sheet1.M4:Sheet1.M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2014-10-14</text:date>, <text:time>01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Ruan</meta:initial-creator>
    <meta:creation-date>2014-10-13T22:09:46</meta:creation-date>
    <dc:date>2014-10-14T01:14:43</dc:date>
    <dc:creator>Sherry Ruan</dc:creator>
    <meta:editing-duration>PT1H46M43S</meta:editing-duration>
    <meta:editing-cycles>30</meta:editing-cycles>
    <meta:generator>OpenOffice/4.1.1$Unix OpenOffice.org_project/411m6$Build-9775</meta:generator>
    <meta:document-statistic meta:table-count="3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standard-deviation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upper-indicator="true" chart:error-lower-indicator="true" chart:error-category="standard-deviation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standard-deviation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85cm" svg:height="9cm" xlink:href=".." xlink:type="simple" chart:class="chart:bar" chart:style-name="ch1">
        <chart:legend chart:legend-position="end" svg:x="13.912cm" svg:y="4.208cm" style:legend-expansion="high" chart:style-name="ch2"/>
        <chart:plot-area chart:style-name="ch3" table:cell-range-address="Sheet1.A4:Sheet1.A7 Sheet1.M4:Sheet1.M7" chart:data-source-has-labels="column" svg:x="0.775cm" svg:y="0.855cm" svg:width="12.487cm" svg:height="7.545cm">
          <chartooo:coordinate-region svg:x="1.903cm" svg:y="1.047cm" svg:width="10.795cm" svg:height="6.338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7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Binary non-stemmed</text:p>
                <draw:g>
                  <svg:desc>Sheet1.A4:Sheet1.A7</svg:desc>
                </draw:g>
              </table:table-cell>
              <table:table-cell office:value-type="float" office:value="0.8084168336674">
                <text:p>0.8084168336674</text:p>
                <draw:g>
                  <svg:desc>Sheet1.M4:Sheet1.M7</svg:desc>
                </draw:g>
              </table:table-cell>
            </table:table-row>
            <table:table-row>
              <table:table-cell office:value-type="string">
                <text:p>Binary stemmed</text:p>
              </table:table-cell>
              <table:table-cell office:value-type="float" office:value="0.7986973947898">
                <text:p>0.7986973947898</text:p>
              </table:table-cell>
            </table:table-row>
            <table:table-row>
              <table:table-cell office:value-type="string">
                <text:p>Bag-of-words non-stemmed</text:p>
              </table:table-cell>
              <table:table-cell office:value-type="float" office:value="0.8173346693386">
                <text:p>0.8173346693386</text:p>
              </table:table-cell>
            </table:table-row>
            <table:table-row>
              <table:table-cell office:value-type="string">
                <text:p>Bag-of-words stemmed</text:p>
              </table:table-cell>
              <table:table-cell office:value-type="float" office:value="0.8236473092183">
                <text:p>0.8236473092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standard-deviation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upper-indicator="true" chart:error-lower-indicator="true" chart:error-category="standard-deviation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standard-deviation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85cm" svg:height="9cm" xlink:href=".." xlink:type="simple" chart:class="chart:bar" chart:style-name="ch1">
        <chart:legend chart:legend-position="end" svg:x="13.912cm" svg:y="4.208cm" style:legend-expansion="high" chart:style-name="ch2"/>
        <chart:plot-area chart:style-name="ch3" table:cell-range-address="Sheet1.A4:Sheet1.A7 Sheet1.M4:Sheet1.M7" chart:data-source-has-labels="column" svg:x="0.775cm" svg:y="0.855cm" svg:width="12.487cm" svg:height="7.545cm">
          <chartooo:coordinate-region svg:x="1.903cm" svg:y="1.047cm" svg:width="10.795cm" svg:height="6.338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7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Binary non-stemmed</text:p>
                <draw:g>
                  <svg:desc>Sheet1.A4:Sheet1.A7</svg:desc>
                </draw:g>
              </table:table-cell>
              <table:table-cell office:value-type="float" office:value="0.8084168336674">
                <text:p>0.8084168336674</text:p>
                <draw:g>
                  <svg:desc>Sheet1.M4:Sheet1.M7</svg:desc>
                </draw:g>
              </table:table-cell>
            </table:table-row>
            <table:table-row>
              <table:table-cell office:value-type="string">
                <text:p>Binary stemmed</text:p>
              </table:table-cell>
              <table:table-cell office:value-type="float" office:value="0.7986973947898">
                <text:p>0.7986973947898</text:p>
              </table:table-cell>
            </table:table-row>
            <table:table-row>
              <table:table-cell office:value-type="string">
                <text:p>Bag-of-words non-stemmed</text:p>
              </table:table-cell>
              <table:table-cell office:value-type="float" office:value="0.8173346693386">
                <text:p>0.8173346693386</text:p>
              </table:table-cell>
            </table:table-row>
            <table:table-row>
              <table:table-cell office:value-type="string">
                <text:p>Bag-of-words stemmed</text:p>
              </table:table-cell>
              <table:table-cell office:value-type="float" office:value="0.8236473092183">
                <text:p>0.8236473092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